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704cm" style:rel-column-width="14279*"/>
    </style:style>
    <style:style style:name="Table7.B" style:family="table-column">
      <style:table-column-properties style:column-width="13.296cm" style:rel-column-width="5125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Bitstream Vera Sans Mono" fo:font-size="14pt" fo:language="pt" fo:country="BR" style:text-underline-style="solid" style:text-underline-width="auto" style:text-underline-color="font-color" fo:font-weight="bold" officeooo:rsid="004719d7" officeooo:paragraph-rsid="000c9799" fo:background-color="#fff200" style:font-name-asian="Bitstream Vera Sans Mono" style:font-size-asian="14pt" style:font-weight-asian="bold" style:font-name-complex="Bitstream Vera Sans Mono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0c9799" style:font-name-asian="Bitstream Vera Sans Mono" style:font-weight-asian="bold" style:font-name-complex="Bitstream Vera Sans Mono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7c2d55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719d7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8f9ed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adc15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b09da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b09da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73922f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c285b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c285b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f7c2d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74378c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0a4d1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163be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1eba5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3912d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50578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9e856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977fd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9c747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be416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cec61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aff89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1dc145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75b42d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77a015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7993ce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0da40a" officeooo:paragraph-rsid="000da40a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4e24ec" officeooo:paragraph-rsid="000c9799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4e24ec" officeooo:paragraph-rsid="000c9799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4f7c2d" officeooo:paragraph-rsid="000c9799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550578" officeooo:paragraph-rsid="000c9799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5977fd" officeooo:paragraph-rsid="000c9799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77a015" officeooo:paragraph-rsid="000c9799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7993ce" officeooo:paragraph-rsid="000c9799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0c9799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550578" officeooo:paragraph-rsid="000c9799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3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cec61" officeooo:paragraph-rsid="000c979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4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5cec61" officeooo:paragraph-rsid="000c9799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Bitstream Vera Sans Mono" fo:font-size="12pt" officeooo:rsid="004b09da" officeooo:paragraph-rsid="000c9799" style:font-name-asian="Bitstream Vera Sans Mono" style:font-size-asian="10.5pt" style:font-name-complex="Bitstream Vera Sans Mono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Bitstream Vera Sans Mono" fo:font-size="12pt" officeooo:paragraph-rsid="000c9799" style:font-name-asian="Bitstream Vera Sans Mono" style:font-size-asian="10.5pt" style:font-name-complex="Bitstream Vera Sans Mono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Bitstream Vera Sans Mono" fo:font-size="12pt" officeooo:rsid="004c285b" officeooo:paragraph-rsid="000c9799" style:font-name-asian="Bitstream Vera Sans Mono" style:font-size-asian="10.5pt" style:font-name-complex="Bitstream Vera Sans Mono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Bitstream Vera Sans Mono" fo:font-size="12pt" fo:font-weight="bold" officeooo:rsid="004c285b" officeooo:paragraph-rsid="000c9799" style:font-name-asian="Bitstream Vera Sans Mono" style:font-size-asian="10.5pt" style:font-weight-asian="bold" style:font-name-complex="Bitstream Vera Sans Mono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Bitstream Vera Sans Mono" fo:font-size="12pt" fo:font-weight="bold" officeooo:rsid="004e24ec" officeooo:paragraph-rsid="000c9799" style:font-name-asian="Bitstream Vera Sans Mono" style:font-size-asian="10.5pt" style:font-weight-asian="bold" style:font-name-complex="Bitstream Vera Sans Mono" style:font-size-complex="12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0def86" officeooo:paragraph-rsid="000def86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T1" style:family="text">
      <style:text-properties officeooo:rsid="0033e534"/>
    </style:style>
    <style:style style:name="T2" style:family="text">
      <style:text-properties officeooo:rsid="004719d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c285b" style:font-weight-asian="bold" style:font-weight-complex="bold"/>
    </style:style>
    <style:style style:name="T5" style:family="text">
      <style:text-properties fo:font-weight="bold" officeooo:rsid="004e24ec" style:font-weight-asian="bold" style:font-weight-complex="bold"/>
    </style:style>
    <style:style style:name="T6" style:family="text">
      <style:text-properties fo:font-weight="bold" officeooo:rsid="0050a4d1" style:font-weight-asian="bold" style:font-weight-complex="bold"/>
    </style:style>
    <style:style style:name="T7" style:family="text">
      <style:text-properties fo:font-weight="bold" officeooo:rsid="0051eba5" style:font-weight-asian="bold" style:font-weight-complex="bold"/>
    </style:style>
    <style:style style:name="T8" style:family="text">
      <style:text-properties officeooo:rsid="004adc15"/>
    </style:style>
    <style:style style:name="T9" style:family="text">
      <style:text-properties officeooo:rsid="0050a4d1"/>
    </style:style>
    <style:style style:name="T10" style:family="text">
      <style:text-properties officeooo:rsid="004b09da"/>
    </style:style>
    <style:style style:name="T11" style:family="text">
      <style:text-properties fo:background-color="#fff200" loext:char-shading-value="0"/>
    </style:style>
    <style:style style:name="T12" style:family="text">
      <style:text-properties officeooo:rsid="0050a4d1" fo:background-color="#fff200" loext:char-shading-value="0"/>
    </style:style>
    <style:style style:name="T13" style:family="text">
      <style:text-properties officeooo:rsid="0071bf8f"/>
    </style:style>
    <style:style style:name="T14" style:family="text">
      <style:text-properties officeooo:rsid="004c285b"/>
    </style:style>
    <style:style style:name="T15" style:family="text">
      <style:text-properties fo:font-variant="normal" fo:text-transform="none" fo:color="#000000" fo:letter-spacing="normal" fo:language="pt" fo:country="BR" fo:font-style="normal" style:text-underline-style="none" fo:font-weight="bold" fo:background-color="transparent" loext:char-shading-value="0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c285b" style:font-weight-asian="normal" style:font-weight-complex="normal"/>
    </style:style>
    <style:style style:name="T18" style:family="text">
      <style:text-properties fo:font-weight="normal" fo:background-color="#fff200" loext:char-shading-value="0" style:font-weight-asian="normal" style:font-weight-complex="normal"/>
    </style:style>
    <style:style style:name="T19" style:family="text">
      <style:text-properties officeooo:rsid="0074378c"/>
    </style:style>
    <style:style style:name="T20" style:family="text">
      <style:text-properties officeooo:rsid="004f7c2d"/>
    </style:style>
    <style:style style:name="T21" style:family="text">
      <style:text-properties officeooo:rsid="00550578"/>
    </style:style>
    <style:style style:name="T22" style:family="text">
      <style:text-properties officeooo:rsid="0051eba5"/>
    </style:style>
    <style:style style:name="T23" style:family="text">
      <style:text-properties officeooo:rsid="00576f36"/>
    </style:style>
    <style:style style:name="T24" style:family="text">
      <style:text-properties officeooo:rsid="006fcebe"/>
    </style:style>
    <style:style style:name="T25" style:family="text">
      <style:text-properties officeooo:rsid="0059e856"/>
    </style:style>
    <style:style style:name="T26" style:family="text">
      <style:text-properties officeooo:rsid="0077a015"/>
    </style:style>
    <style:style style:name="T27" style:family="text">
      <style:text-properties officeooo:rsid="000def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 Introdução ao Git e ao GitHub ***</text:p>
      <text:p text:style-name="P2">Bloco 0<text:span text:style-name="T1">1</text:span> – <text:span text:style-name="T2">Introdução ao Git</text:span></text:p>
      <text:p text:style-name="P2">Aula 01 – <text:span text:style-name="T2">Entendendo o que é Git e sua implementação.</text:span></text:p>
      <text:p text:style-name="P37">Professor: <text:span text:style-name="T2">Otávio Reis</text:span></text:p>
      <text:p text:style-name="P4">Git foi <text:span text:style-name="T3">criado</text:span> por <text:span text:style-name="T3">Linus Torvalds</text:span>.</text:p>
      <text:p text:style-name="P5">Benefícios de estar aprendendo Git e GitHun:</text:p>
      <text:p text:style-name="P5">1. Controle de versão;</text:p>
      <text:p text:style-name="P5">2. Armazenamento em nuvem;</text:p>
      <text:p text:style-name="P5">3. Trabalho em equipe;</text:p>
      <text:p text:style-name="P5">4. Melhorar seu código;</text:p>
      <text:p text:style-name="P5">5. Reconhecimento.</text:p>
      <text:p text:style-name="P5"><text:span text:style-name="T3">GitHub</text:span> – um servidor remoto para armazenamento de código.</text:p>
      <text:p text:style-name="P5"><text:span text:style-name="T3">Git</text:span> – Um sistema de versionamento de código distribuído.</text:p>
      <text:p text:style-name="P5"/>
      <text:p text:style-name="P2">Bloco 0<text:span text:style-name="T8">2</text:span> – <text:span text:style-name="T8">Navegação via command line interface e instalação</text:span></text:p>
      <text:p text:style-name="P2">Aula 01 – <text:span text:style-name="T8">Comandos básicos para um bom desempenho no terminal.</text:span></text:p>
      <text:p text:style-name="P37">Professor: <text:span text:style-name="T2">Otávio Reis</text:span></text:p>
      <text:p text:style-name="P6"><text:span text:style-name="T9">CLI - </text:span>Comand Line Interface – Terminal – <text:span text:style-name="T9">Utilizamos linhas de comando no terminal.</text:span></text:p>
      <text:p text:style-name="P6">O que vamos aprender?</text:p>
      <text:p text:style-name="P6">- Mudar de pastas;</text:p>
      <text:p text:style-name="P6">- Listar as pastas;</text:p>
      <text:p text:style-name="P6">- Criar pastas/arquivos;</text:p>
      <text:p text:style-name="P6">- Deletar pastas/arquivos.</text:p>
      <text:p text:style-name="P7"><text:s text:c="3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<text:s/>Windows</text:p>
          </table:table-cell>
          <table:table-cell table:style-name="Table6.B1" office:value-type="string">
            <text:p text:style-name="P41">Unix</text:p>
          </table:table-cell>
        </table:table-row>
        <table:table-row>
          <table:table-cell table:style-name="Table6.A2" office:value-type="string">
            <text:p text:style-name="P7">- cd</text:p>
          </table:table-cell>
          <table:table-cell table:style-name="Table6.B2" office:value-type="string">
            <text:p text:style-name="P42">- <text:span text:style-name="T10">cd</text:span></text:p>
          </table:table-cell>
        </table:table-row>
        <table:table-row>
          <table:table-cell table:style-name="Table6.A2" office:value-type="string">
            <text:p text:style-name="P7">- dir</text:p>
          </table:table-cell>
          <table:table-cell table:style-name="Table6.B2" office:value-type="string">
            <text:p text:style-name="P42">- <text:span text:style-name="T10">ls</text:span></text:p>
          </table:table-cell>
        </table:table-row>
        <table:table-row>
          <table:table-cell table:style-name="Table6.A2" office:value-type="string">
            <text:p text:style-name="P7">- mkdir</text:p>
          </table:table-cell>
          <table:table-cell table:style-name="Table6.B2" office:value-type="string">
            <text:p text:style-name="P42">- <text:span text:style-name="T10">mkdir</text:span></text:p>
          </table:table-cell>
        </table:table-row>
        <table:table-row>
          <table:table-cell table:style-name="Table6.A2" office:value-type="string">
            <text:p text:style-name="P7">- del / rmdir</text:p>
          </table:table-cell>
          <table:table-cell table:style-name="Table6.B2" office:value-type="string">
            <text:p text:style-name="P42">- <text:span text:style-name="T10">rm -rf</text:span></text:p>
          </table:table-cell>
        </table:table-row>
      </table:table>
      <text:p text:style-name="P7"/>
      <text:p text:style-name="P7">Comandos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4">WINDOWS</text:p>
          </table:table-cell>
          <table:table-cell table:style-name="Table7.B1" office:value-type="string">
            <text:p text:style-name="P44">UNIX</text:p>
          </table:table-cell>
        </table:table-row>
        <table:table-row>
          <table:table-cell table:style-name="Table7.A2" office:value-type="string">
            <text:p text:style-name="P44"/>
          </table:table-cell>
          <table:table-cell table:style-name="Table7.B2" office:value-type="string">
            <text:p text:style-name="P9"><text:span text:style-name="T3">Ctrl + Alt + t</text:span> – Abre o terminal.</text:p>
          </table:table-cell>
        </table:table-row>
        <table:table-row>
          <table:table-cell table:style-name="Table7.A2" office:value-type="string">
            <text:p text:style-name="P44"/>
          </table:table-cell>
          <table:table-cell table:style-name="Table7.B2" office:value-type="string">
            <text:p text:style-name="P9"><text:span text:style-name="T3">exit</text:span> – encerrar o terminal.</text:p>
          </table:table-cell>
        </table:table-row>
        <table:table-row>
          <table:table-cell table:style-name="Table7.A2" office:value-type="string">
            <text:p text:style-name="P44">dir</text:p>
          </table:table-cell>
          <table:table-cell table:style-name="Table7.B2" office:value-type="string">
            <text:p text:style-name="P7"><text:span text:style-name="T3">ls</text:span> – Para <text:span text:style-name="T11">listar</text:span> os arquivos e <text:span text:style-name="T13">diretórios</text:span> que estamos acessando. <text:span text:style-name="T9">Retorna uma lista com o conteúdo naquele diretório específico.</text:span></text:p>
          </table:table-cell>
        </table:table-row>
        <table:table-row>
          <table:table-cell table:style-name="Table7.A2" office:value-type="string">
            <text:p text:style-name="P44"/>
          </table:table-cell>
          <table:table-cell table:style-name="Table7.B2" office:value-type="string">
            <text:p text:style-name="P9"><text:span text:style-name="T3">ls -a</text:span> – Lista os arquivos e diretórios <text:span text:style-name="T11">ocultos</text:span>.</text:p>
          </table:table-cell>
        </table:table-row>
        <table:table-row>
          <table:table-cell table:style-name="Table7.A2" office:value-type="string">
            <text:p text:style-name="P44">cd /</text:p>
          </table:table-cell>
          <table:table-cell table:style-name="Table7.B2" office:value-type="string">
            <text:p text:style-name="P7"><text:span text:style-name="T4">c</text:span><text:span text:style-name="T3">d</text:span> / – para <text:span text:style-name="T11">acessar</text:span> <text:span text:style-name="T14">a base do sistema</text:span>.</text:p>
          </table:table-cell>
        </table:table-row>
        <table:table-row>
          <table:table-cell table:style-name="Table7.A2" office:value-type="string">
            <text:p text:style-name="P43"><text:span text:style-name="T3">cd </text:span><text:span text:style-name="T15">+ “nome do diretório”</text:span></text:p>
          </table:table-cell>
          <table:table-cell table:style-name="Table7.B2" office:value-type="string">
            <text:p text:style-name="P10"><text:span text:style-name="T3">cd</text:span> <text:span text:style-name="T3">+ “nome do diretório”</text:span> – <text:span text:style-name="T11">entra</text:span> no diretório escolhido</text:p>
          </table:table-cell>
        </table:table-row>
        <table:table-row>
          <table:table-cell table:style-name="Table7.A2" office:value-type="string">
            <text:p text:style-name="P8"><text:span text:style-name="T5">c</text:span><text:span text:style-name="T3">d ..</text:span></text:p>
          </table:table-cell>
          <table:table-cell table:style-name="Table7.B2" office:value-type="string">
            <text:p text:style-name="P7"><text:span text:style-name="T5">c</text:span><text:span text:style-name="T3">d ..</text:span> <text:span text:style-name="T14">–</text:span> para <text:span text:style-name="T11">voltar</text:span> ao diretório anterior.</text:p>
          </table:table-cell>
        </table:table-row>
        <table:table-row>
          <table:table-cell table:style-name="Table7.A2" office:value-type="string">
            <text:p text:style-name="P45">cls</text:p>
          </table:table-cell>
          <table:table-cell table:style-name="Table7.B2" office:value-type="string">
            <text:p text:style-name="P10"><text:span text:style-name="T3">clear</text:span> – para <text:span text:style-name="T11">limpar</text:span> o terminal. Atalho: <text:span text:style-name="T3">Ctrl + L</text:span></text:p>
          </table:table-cell>
        </table:table-row>
        <table:table-row>
          <table:table-cell table:style-name="Table7.A2" office:value-type="string">
            <text:p text:style-name="P11">Tecla <text:span text:style-name="T3">TAB</text:span></text:p>
          </table:table-cell>
          <table:table-cell table:style-name="Table7.B2" office:value-type="string">
            <text:p text:style-name="P10">Tecla <text:span text:style-name="T3">TAB</text:span> – tem a função de <text:span text:style-name="T11">alto completar</text:span>.</text:p>
          </table:table-cell>
        </table:table-row>
        <text:soft-page-break/>
        <table:table-row>
          <table:table-cell table:style-name="Table7.A2" office:value-type="string">
            <text:p text:style-name="P30">mkdir + “nome do diretório”</text:p>
          </table:table-cell>
          <table:table-cell table:style-name="Table7.B2" office:value-type="string">
            <text:p text:style-name="P31">mkdir + “nome do diretório”<text:span text:style-name="T16"> </text:span><text:span text:style-name="T17">–</text:span><text:span text:style-name="T16"> </text:span><text:span text:style-name="T18">cria</text:span><text:span text:style-name="T16"> um novo diretório</text:span></text:p>
          </table:table-cell>
        </table:table-row>
        <table:table-row>
          <table:table-cell table:style-name="Table7.A2" office:value-type="string">
            <text:p text:style-name="P30">echo + nome do arquivo + &gt; + nome do arquivo.formato do arquivo</text:p>
          </table:table-cell>
          <table:table-cell table:style-name="Table7.B2" office:value-type="string">
            <text:p text:style-name="P31">echo + nome do arquivo + &gt; + nome do arquivo.formato do arquivo – <text:span text:style-name="T18">cria um arquivo</text:span><text:span text:style-name="T16"> dentro do diretório. Exemplo: </text:span>echo hello &gt; hello.txt<text:span text:style-name="T16"> – cria um arquivo de texto com o nome “hello”.</text:span></text:p>
          </table:table-cell>
        </table:table-row>
        <table:table-row>
          <table:table-cell table:style-name="Table7.A2" office:value-type="string">
            <text:p text:style-name="P32">del + “nome do diretório”</text:p>
          </table:table-cell>
          <table:table-cell table:style-name="Table7.B2" office:value-type="string">
            <text:p text:style-name="P12"><text:span text:style-name="T11">Deleta</text:span> tudo que tem dentro do diretório</text:p>
          </table:table-cell>
        </table:table-row>
        <table:table-row>
          <table:table-cell table:style-name="Table7.A2" office:value-type="string">
            <text:p text:style-name="P32">rmdir + “nome do diretório”</text:p>
          </table:table-cell>
          <table:table-cell table:style-name="Table7.B2" office:value-type="string">
            <text:p text:style-name="P12"><text:span text:style-name="T3">rm -rf + “nome do diretório”</text:span> – <text:span text:style-name="T11">remove</text:span> o diretório. </text:p>
          </table:table-cell>
        </table:table-row>
      </table:table>
      <text:p text:style-name="P7"/>
      <text:p text:style-name="P7">Obs.: <text:span text:style-name="T3">Flags</text:span> – complementos que acrescentam, modificam ou formatam a forma como esses comandos são devolvidos. <text:span text:style-name="T19">Ex.:</text:span></text:p>
      <text:p text:style-name="P7"/>
      <text:p text:style-name="P13"><text:span text:style-name="T3">ls -a</text:span> – lista todos os arquivos do diretório, inclusive os arquivos ocultos (<text:span text:style-name="T3">-a</text:span>).</text:p>
      <text:p text:style-name="P10"/>
      <text:p text:style-name="P2">Aula 0<text:span text:style-name="T20">2</text:span> – <text:span text:style-name="T20">Ressaltando as principais diferenças entre os sistemas operacionais.</text:span></text:p>
      <text:p text:style-name="P37">Professor: <text:span text:style-name="T2">Otávio Reis</text:span></text:p>
      <text:p text:style-name="P14">Comandos:</text:p>
      <text:p text:style-name="P7"><text:span text:style-name="T3">“</text:span><text:span text:style-name="T6">nome do programa” + --status</text:span><text:span text:style-name="T9"> – </text:span><text:span text:style-name="T12">verifica</text:span><text:span text:style-name="T9"> o </text:span><text:span text:style-name="T12">estado</text:span><text:span text:style-name="T9"> do programa.</text:span></text:p>
      <text:p text:style-name="P7"><text:span text:style-name="T3">“</text:span><text:span text:style-name="T6">nome do programa” + --version</text:span><text:span text:style-name="T9"> – </text:span><text:span text:style-name="T12">verifica</text:span><text:span text:style-name="T9"> a </text:span><text:span text:style-name="T12">versão</text:span><text:span text:style-name="T9"> do programa.</text:span></text:p>
      <text:p text:style-name="P14"><text:span text:style-name="T3">sudo</text:span> – permissão para realizar alterações no sistema, como instalar/desinstalar programas.</text:p>
      <text:p text:style-name="P14"><text:span text:style-name="T3">Seta para cima</text:span> – navega entre os últimos comandos executados.</text:p>
      <text:p text:style-name="P14"/>
      <text:p text:style-name="P2">Bloco 0<text:span text:style-name="T9">3</text:span> – <text:span text:style-name="T9">Entendendo como o Git funciona por baixo dos panos</text:span></text:p>
      <text:p text:style-name="P2">Aula 01 – <text:span text:style-name="T9">Tópicos fundamentais para entender o funcionamento do Git.</text:span></text:p>
      <text:p text:style-name="P37">Professor: <text:span text:style-name="T2">Otávio Reis</text:span></text:p>
      <text:p text:style-name="P15">Objetivos da aula:</text:p>
      <text:p text:style-name="P15">- SHA1;</text:p>
      <text:p text:style-name="P15">- Objetos fundamentais;</text:p>
      <text:p text:style-name="P15">- Sistema distribuído;</text:p>
      <text:p text:style-name="P15">- Segurança.</text:p>
      <text:p text:style-name="P15">A sigla <text:span text:style-name="T3">SHA</text:span> significa <text:span text:style-name="T3">Secure Hash Algorithm</text:span> (Algoritmo de Hash Seguro), é um conjunto de funções hash criptográficas projetadas pela NSA (Agência de Segurança Nascional dos EUA). A encriptação gera um conjunto de caracteres identificador de 40 dígitos. <text:span text:style-name="T21">O SHA1 é usado para identificar arquivos. É um algoritmo de encriptação que nos retorna um conjunto de 40 caracteres identificadores.</text:span></text:p>
      <text:p text:style-name="P15"/>
      <text:p text:style-name="P15">No terminal:</text:p>
      <text:p text:style-name="P15"/>
      <text:p text:style-name="P15"><text:span text:style-name="T3">openss</text:span><text:span text:style-name="T7">l</text:span><text:span text:style-name="T3"> sha1</text:span> “<text:span text:style-name="T22">nome do arquivo.tipo do arquivo</text:span>” – <text:span text:style-name="T22">gera um conjunto de caracteres identificador. </text:span></text:p>
      <text:p text:style-name="P16">Ex.:</text:p>
      <text:p text:style-name="P16"/>
      <text:p text:style-name="P16"><text:soft-page-break/>openssl sha1 texto.txt</text:p>
      <text:p text:style-name="P16"/>
      <text:p text:style-name="P16">Resultado:</text:p>
      <text:p text:style-name="P16"/>
      <text:p text:style-name="P16">SHA1(texto.txt)= d6755233ac95def0c6471e3f2fdca75ba977c187</text:p>
      <text:p text:style-name="P16"/>
      <text:p text:style-name="P16">Após alteração no documento, mesmo comando digitado no terminal irá gerar outro código:</text:p>
      <text:p text:style-name="P16"/>
      <text:p text:style-name="P16">SHA1(texto.txt)= 524f9a39364b7b54fab127484096fd6cd0ff9bab</text:p>
      <text:p text:style-name="P16"/>
      <text:p text:style-name="P16">Se for desfeita a alteração, o primeiro código gerado será apresentado:</text:p>
      <text:p text:style-name="P16"/>
      <text:p text:style-name="P16">SHA1(texto.txt)= d6755233ac95def0c6471e3f2fdca75ba977c187</text:p>
      <text:p text:style-name="P15"/>
      <text:p text:style-name="P2">Aula 0<text:span text:style-name="T22">2</text:span> – <text:span text:style-name="T22">Objetos internos do Git.</text:span></text:p>
      <text:p text:style-name="P37">Professor: <text:span text:style-name="T2">Otávio Reis</text:span></text:p>
      <text:p text:style-name="P16">Objetos fundamentais:</text:p>
      <text:p text:style-name="P16">- BLOBS;</text:p>
      <text:p text:style-name="P16">- TREES;</text:p>
      <text:p text:style-name="P16">- COMMITS.</text:p>
      <text:p text:style-name="P16">São responsáveis pelo versionamento no Git.</text:p>
      <text:p text:style-name="P16"/>
      <text:p text:style-name="P17">Echo ‘conteudo’ | git hash-object --stdin</text:p>
      <text:p text:style-name="P17">BLOBS – Guarda meta dados do Git. Guarda o sha1.</text:p>
      <text:p text:style-name="P17">TREES – Armazenam os BLOBS.</text:p>
      <text:p text:style-name="P17">COMMINTS – <text:span text:style-name="T21">dá significância para as alterações. </text:span>Vai juntar as alterações.</text:p>
      <text:p text:style-name="P18">O <text:span text:style-name="T3">GIT</text:span> é considerado <text:span text:style-name="T3">seguro</text:span> porque seus objetos estão ligados de maneira encadeada e de difícil alteração.</text:p>
      <text:p text:style-name="P18"><text:span text:style-name="T3">Sistema distribuído</text:span> é um sistema que possui <text:span text:style-name="T3">múltiplas cópias</text:span> de si mesmo em diferentes locais.</text:p>
      <text:p text:style-name="P18"/>
      <text:p text:style-name="P2">Bloco 0<text:span text:style-name="T21">4</text:span> – <text:span text:style-name="T21">Primeiros comandos no Git.</text:span></text:p>
      <text:p text:style-name="P2">Aula 01 – <text:span text:style-name="T21">Iniciando o Git e criando um commit.</text:span></text:p>
      <text:p text:style-name="P37">Professor: <text:span text:style-name="T2">Otávio Reis</text:span></text:p>
      <text:p text:style-name="P18">Objetivos da aula:</text:p>
      <text:p text:style-name="P18">- Inicia o GIT;</text:p>
      <text:p text:style-name="P18">- Iniciar o versionamento;</text:p>
      <text:p text:style-name="P18">- Criar um commit.</text:p>
      <text:p text:style-name="P18">No terminal:</text:p>
      <text:p text:style-name="P33"/>
      <text:p text:style-name="P18"><text:span text:style-name="T3">git init</text:span> – para iniciar o repositório do Git, <text:span text:style-name="T23">inicializa o GIT dentro de uma pasta.</text:span></text:p>
      <text:p text:style-name="P18"/>
      <text:p text:style-name="P18"><text:span text:style-name="T3">git add</text:span> – para mover arquivos;</text:p>
      <text:p text:style-name="P18"/>
      <text:p text:style-name="P18"><text:span text:style-name="T3">git commit</text:span> – para criar o commit, <text:span text:style-name="T23">adicionar uma mensagem as nossas alterações.</text:span></text:p>
      <text:p text:style-name="P38"/>
      <text:p text:style-name="P18">flag “-a” – mostrar arquivos ocultos. ex.: <text:span text:style-name="T3">ls -a</text:span></text:p>
      <text:p text:style-name="P33"><text:soft-page-break/></text:p>
      <text:p text:style-name="P2">Bloco 0<text:span text:style-name="T23">5</text:span> – <text:span text:style-name="T23">Ciclo de vida dos arquivos no Git.</text:span></text:p>
      <text:p text:style-name="P2">Aula 01 – <text:span text:style-name="T23">Passo a passo no ciclo de vida.</text:span></text:p>
      <text:p text:style-name="P37">Professor: <text:span text:style-name="T2">Otávio Reis</text:span></text:p>
      <text:p text:style-name="P19">Quatro estágios de arquivos dentro do Git:</text:p>
      <text:p text:style-name="P19">- Untracked;</text:p>
      <text:p text:style-name="P19">- Unmodified;</text:p>
      <text:p text:style-name="P19">- Modified;</text:p>
      <text:p text:style-name="P19">- Stage.</text:p>
      <text:p text:style-name="P20">No terminal:</text:p>
      <text:p text:style-name="P34"/>
      <text:p text:style-name="P20"><text:span text:style-name="T3">git status</text:span> – trás informações sobre o status daquele arquivo.</text:p>
      <text:p text:style-name="P20"/>
      <text:p text:style-name="P20"><text:span text:style-name="T3">mv + ‘nome do arquivo’ + ./’nome do diretório’/</text:span> - move o arquivo para o diretório escolhido. Ex.:</text:p>
      <text:p text:style-name="P20"/>
      <text:p text:style-name="P20"><text:span text:style-name="T3">mv strogonoff.md ./receitas/</text:span> - move o arquivo strogonoff para dentro do diretório receitas.</text:p>
      <text:p text:style-name="P20"/>
      <text:p text:style-name="P21"><text:span text:style-name="T3">git add *</text:span> - pega tudo que foi modificado e adiciona no Staged para commitar.</text:p>
      <text:p text:style-name="P21"/>
      <text:p text:style-name="P21"><text:span text:style-name="T3">git commit -m</text:span> – commita e adiciona uma mensagem. <text:span text:style-name="T24">Quando gera commits no seu repositório local com e-mail e nickname diferentes os commits aparecerão com e-mail e nickname diferentes no GitHug.</text:span></text:p>
      <text:p text:style-name="P19"/>
      <text:p text:style-name="P19"><text:span text:style-name="T3">git push origin master</text:span> – comando utilizado para empurrar o código do seu ambiente local para o repositório remoto.</text:p>
      <text:p text:style-name="P19"/>
      <text:p text:style-name="P2">Bloco 0<text:span text:style-name="T25">6</text:span> – <text:span text:style-name="T25">Introdução ao Git Hub.</text:span></text:p>
      <text:p text:style-name="P2">Aula 01 – <text:span text:style-name="T25">Trabalhando com o GitHub.</text:span></text:p>
      <text:p text:style-name="P37">Professor: <text:span text:style-name="T2">Otávio Reis</text:span></text:p>
      <text:p text:style-name="P29"/>
      <text:p text:style-name="P29">Crie sua conta no GitHub colocando o seu <text:span text:style-name="T3">username</text:span>, <text:span text:style-name="T3">e-mail</text:span> e <text:span text:style-name="T3">password</text:span>.</text:p>
      <text:p text:style-name="P22"/>
      <text:p text:style-name="P22">No terminal:</text:p>
      <text:p text:style-name="P22"/>
      <text:p text:style-name="P22"><text:span text:style-name="T3">git config --list</text:span> – para visualizar a configuração do Git.</text:p>
      <text:p text:style-name="P22"/>
      <text:p text:style-name="P22"><text:span text:style-name="T3">git config --global --unset user.email</text:span> – para excluir o e-mail.</text:p>
      <text:p text:style-name="P22"/>
      <text:p text:style-name="P22"><text:span text:style-name="T3">git config --global --unset user.name</text:span> – para excluir o usuário.</text:p>
      <text:p text:style-name="P22"/>
      <text:p text:style-name="P22"><text:span text:style-name="T3">git config --global user.email ‘email’</text:span> - Para adicionar seu e-mail cadastrado na conta do GitHub.</text:p>
      <text:p text:style-name="P22"/>
      <text:p text:style-name="P22"><text:span text:style-name="T3">git config --global user.name ‘nickname’</text:span> - Para adicionar o seu nickname cadastrado na conta do GitHub.</text:p>
      <text:p text:style-name="P22"/>
      <text:p text:style-name="P46"><text:soft-page-break/><text:tab/>Para criar um novo repositório, clique na setinha localizada ao lado da sua foto no canto superior direito e depois clique em ‘<text:span text:style-name="T3">Your repositories</text:span>’.</text:p>
      <text:p text:style-name="P46"><text:tab/>No canto superior direito terá o botão ‘<text:span text:style-name="T3">New</text:span>’, clique nele.</text:p>
      <text:p text:style-name="P46"><text:tab/>No campo ‘<text:span text:style-name="T3">Repositoy name</text:span>’ coloque o nome do seu repositório. Em ‘<text:span text:style-name="T3">Description</text:span>’ você pode colocar uma descrição do que será aquele repositório.</text:p>
      <text:p text:style-name="P46"><text:tab/>Depois escolha se quer que seu repositório seja público ou privado e deixe a opção ‘<text:span text:style-name="T3">Initialize this repository with a README</text:span>’ desmarcada.</text:p>
      <text:p text:style-name="P46">Em seguida clique no botão verde no canto inferior: ‘<text:span text:style-name="T3">Create repository</text:span>’.</text:p>
      <text:p text:style-name="P22"/>
      <text:p text:style-name="P23">Depois de criar um novo repositório no GitHub, <text:span text:style-name="T27">precisamos indicar para o GitHub aonde é o nosso repositório local, para isto copie o link https do seu repositório criado e abra o terminal e execute os seguintes comandos</text:span>:</text:p>
      <text:p text:style-name="P23"/>
      <text:p text:style-name="P23"><text:span text:style-name="T3">git remote add origin + ‘endereço do repositório criado na página do GitHub’</text:span> - par adicionar a origem para aonde vamos enviar os arquivos. <text:span text:style-name="T24">Comando para apontar um repositório local para um repositório remoto. </text:span>Ex.:</text:p>
      <text:p text:style-name="P23"/>
      <text:p text:style-name="P39"><text:bookmark text:name="empty-setup-new-repo-echo"/><text:span text:style-name="T3">git remote add origin </text:span><text:a xlink:type="simple" xlink:href="https://github.com/tthiagocarlosdev/livro-receitas.git" text:style-name="Internet_20_link" text:visited-style-name="Visited_20_Internet_20_Link"><text:span text:style-name="T3">https://github.com/tthiagocarlosdev/livro-receitas.git</text:span></text:a></text:p>
      <text:p text:style-name="P40"/>
      <text:p text:style-name="P39"><text:span text:style-name="T3">git remote -v </text:span>– vai listar as listas de repositório remotos que eu tenho cadastrado.</text:p>
      <text:p text:style-name="P23"/>
      <text:p text:style-name="P19"><text:span text:style-name="T3">git push origin master</text:span> – comando utilizado para empurrar o código do seu ambiente local para o repositório remoto.</text:p>
      <text:p text:style-name="P24"/>
      <text:p text:style-name="P2">Bloco <text:span text:style-name="T24">07</text:span> – <text:span text:style-name="T24">Resolvendo conflitos</text:span></text:p>
      <text:p text:style-name="P2">Aula 01 – <text:span text:style-name="T24">Como os conflitos acontecem no GitHub e como resolvê-los.</text:span></text:p>
      <text:p text:style-name="P37">Professor: <text:span text:style-name="T2">Otávio Reis</text:span></text:p>
      <text:p text:style-name="P25"/>
      <text:p text:style-name="P26"><text:span text:style-name="T3">git pull origin master</text:span> – Puxa as <text:span text:style-name="T26">alterações realizada no código que foram adicionadas antes de você fazer o push de suas modificações.</text:span></text:p>
      <text:p text:style-name="P26"/>
      <text:p text:style-name="P35">Clonando repositório:</text:p>
      <text:p text:style-name="P27"/>
      <text:p text:style-name="P27">Acesse o repositório desejado e no lado direito de cor ver terá o botão ‘<text:span text:style-name="T3">Code’</text:span>. Clique na seta e terá a opção de copiar o <text:span text:style-name="T3">https</text:span> do repositório, copie.</text:p>
      <text:p text:style-name="P27"/>
      <text:p text:style-name="P28">Abra o terminal digite e navegue até o diretório aonde ficará o clone do repositório. Digite o comando:</text:p>
      <text:p text:style-name="P28"/>
      <text:p text:style-name="P36">git clone + ‘endereço https do repositório’</text:p>
      <text:p text:style-name="P36"/>
      <text:p text:style-name="P3"><text:soft-page-break/>O comando irá criar um clono do repositório remoto em seu repositório loc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6:20:33.258388178</meta:creation-date>
    <dc:date>2021-02-13T17:19:53.962663242</dc:date>
    <meta:editing-duration>PT44M13S</meta:editing-duration>
    <meta:editing-cycles>3</meta:editing-cycles>
    <meta:generator>LibreOffice/6.1.5.2$Linux_X86_64 LibreOffice_project/10$Build-2</meta:generator>
    <meta:document-statistic meta:table-count="2" meta:image-count="0" meta:object-count="0" meta:page-count="6" meta:paragraph-count="156" meta:word-count="1261" meta:character-count="7778" meta:non-whitespace-character-count="6616"/>
  </office:meta>
</office:document-meta>
</file>